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66" style:family="table-column">
      <style:table-column-properties style:column-width="3.2486in"/>
    </style:style>
    <style:style style:name="TableColumn67" style:family="table-column">
      <style:table-column-properties style:column-width="3.1465in"/>
    </style:style>
    <style:style style:name="Table65" style:family="table">
      <style:table-properties style:width="6.3951in" fo:margin-left="-0.102in" table:align="left"/>
    </style:style>
    <style:style style:name="TableRow68" style:family="table-row">
      <style:table-row-properties style:min-row-height="0.9451in"/>
    </style:style>
    <style:style style:name="TableCell69" style:family="table-cell">
      <style:table-cell-properties fo:border="0.0069in dashed 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text-autospace="none" style:vertical-align="baseline" fo:margin-bottom="0in" fo:line-height="100%"/>
      <style:text-properties fo:hyphenate="false"/>
    </style:style>
    <style:style style:name="T7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T7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/>
    </style:style>
    <style:style style:name="P80" style:parent-style-name="Normal" style:family="paragraph">
      <style:paragraph-properties style:text-autospace="none" style:vertical-align="baseline" fo:margin-bottom="0in" fo:line-height="100%"/>
      <style:text-properties style:font-name="Arial" style:font-name-asian="Times New Roman" style:font-name-complex="Arial" style:font-size-complex="12pt" fo:hyphenate="false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Arial" style:font-name-asian="Times New Roman" style:font-name-complex="Arial" style:font-size-complex="12pt"/>
    </style:style>
    <style:style style:name="TableCell83" style:family="table-cell">
      <style:table-cell-properties fo:border="0.0069in dashed #F2F2F2" style:writing-mode="lr-tb" fo:padding-top="0in" fo:padding-left="0.075in" fo:padding-bottom="0in" fo:padding-right="0.075in"/>
    </style:style>
    <style:style style:name="P84" style:parent-style-name="LO-Normal" style:family="paragraph">
      <style:paragraph-properties fo:margin-bottom="0in"/>
    </style:style>
    <style:style style:name="T8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87" style:parent-style-name="Normal" style:family="paragraph">
      <style:paragraph-properties fo:margin-bottom="0in">
        <style:tab-stops>
          <style:tab-stop style:type="left" style:position="4.3756in"/>
        </style:tab-stops>
      </style:paragraph-properties>
      <style:text-properties style:font-name="Arial" style:font-name-complex="Arial"/>
    </style:style>
    <style:style style:name="P88" style:parent-style-name="Normal" style:family="paragraph">
      <style:paragraph-properties fo:margin-bottom="0in">
        <style:tab-stops>
          <style:tab-stop style:type="left" style:position="1.434in"/>
        </style:tab-stops>
      </style:paragraph-properties>
      <style:text-properties style:font-name="Arial" style:font-name-complex="Arial"/>
    </style:style>
    <style:style style:name="P89" style:parent-style-name="Normal" style:family="paragraph">
      <style:paragraph-properties fo:margin-bottom="0in"/>
      <style:text-properties style:font-name="Arial" style:font-name-complex="Arial"/>
    </style:style>
    <style:style style:name="P90" style:parent-style-name="Normal" style:family="paragraph">
      <style:paragraph-properties fo:margin-bottom="0in"/>
      <style:text-properties style:font-name="Arial" style:font-name-complex="Arial"/>
    </style:style>
    <style:style style:name="P91" style:parent-style-name="Normal" style:family="paragraph">
      <style:paragraph-properties fo:margin-bottom="0in">
        <style:tab-stops>
          <style:tab-stop style:type="left" style:position="2.325in"/>
        </style:tab-stops>
      </style:paragraph-properties>
      <style:text-properties style:font-name="Arial" style:font-name-complex="Arial"/>
    </style:style>
    <style:style style:name="TableColumn93" style:family="table-column">
      <style:table-column-properties style:column-width="6.4972in"/>
    </style:style>
    <style:style style:name="Table92" style:family="table">
      <style:table-properties style:width="6.4972in" fo:margin-left="-0.0986in" table:align="left"/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none" fo:border-bottom="0.0138in solid #D9D9D9" fo:border-right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Arial" style:font-name-complex="Arial" fo:color="#000000"/>
    </style:style>
    <style:style style:name="TableRow98" style:family="table-row">
      <style:table-row-properties/>
    </style:style>
    <style:style style:name="TableCell99" style:family="table-cell">
      <style:table-cell-properties fo:border-top="0.0138in solid #D9D9D9" fo:border-left="none" fo:border-bottom="0.0138in solid #D9D9D9" fo:border-right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000000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02" style:parent-style-name="Normal" style:family="paragraph">
      <style:paragraph-properties fo:margin-bottom="0in"/>
      <style:text-properties style:font-name="Arial" style:font-name-complex="Arial"/>
    </style:style>
    <style:style style:name="P103" style:parent-style-name="Normal" style:family="paragraph">
      <style:paragraph-properties fo:margin-bottom="0in"/>
      <style:text-properties style:font-name="Arial" style:font-name-complex="Arial"/>
    </style:style>
    <style:style style:name="TableColumn105" style:family="table-column">
      <style:table-column-properties style:column-width="6.4972in"/>
    </style:style>
    <style:style style:name="Table104" style:family="table">
      <style:table-properties style:width="6.4972in" fo:margin-left="-0.0986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4.818in"/>
        </style:tab-stops>
      </style:paragraph-properties>
      <style:text-properties style:font-name="Arial" style:font-name-complex="Arial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6" style:parent-style-name="Normal" style:family="paragraph">
      <style:paragraph-properties fo:text-align="end" fo:margin-bottom="0in"/>
      <style:text-properties style:font-name="Arial" style:font-name-complex="Arial"/>
    </style:style>
    <style:style style:name="P117" style:parent-style-name="Normal" style:family="paragraph">
      <style:paragraph-properties fo:margin-bottom="0in"/>
      <style:text-properties style:font-name="Arial" style:font-name-complex="Arial"/>
    </style:style>
    <style:style style:name="P118" style:parent-style-name="Normal" style:family="paragraph">
      <style:paragraph-properties fo:margin-bottom="0in">
        <style:tab-stops>
          <style:tab-stop style:type="left" style:position="1.6569in"/>
        </style:tab-stops>
      </style:paragraph-properties>
      <style:text-properties style:font-name="Arial" style:font-name-complex="Arial"/>
    </style:style>
    <style:style style:name="P119" style:parent-style-name="Normal" style:family="paragraph">
      <style:paragraph-properties fo:margin-bottom="0in"/>
      <style:text-properties style:font-name="Arial" style:font-name-complex="Arial"/>
    </style:style>
    <style:style style:name="TableColumn121" style:family="table-column">
      <style:table-column-properties style:column-width="4.3319in"/>
    </style:style>
    <style:style style:name="Table120" style:family="table">
      <style:table-properties style:width="4.3319in" fo:margin-left="-0.102in" table:align="left"/>
    </style:style>
    <style:style style:name="TableRow122" style:family="table-row">
      <style:table-row-properties style:min-row-height="0.9979in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25" style:parent-style-name="Normal" style:family="paragraph">
      <style:paragraph-properties style:text-autospace="none" style:vertical-align="baseline" fo:margin-bottom="0in" fo:line-height="100%"/>
      <style:text-properties style:font-name="Arial" style:font-name-asian="Times New Roman" style:font-name-complex="Arial" fo:hyphenate="false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="Arial" style:font-name-asian="Times New Roman" style:font-name-complex="Arial" style:font-size-complex="12pt"/>
    </style:style>
    <style:style style:name="P128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{{ naslovnik.kratko_ime }}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/text:p>
            <text:p text:style-name="P80">{{ naslovnik.naslov }}</text:p>
            <text:p text:style-name="P81"><text:span text:style-name="T82">{{ naslovnik.posta }}</text:span></text:p>
          </table:table-cell>
          <table:table-cell table:style-name="TableCell83">
            <text:p text:style-name="P84"><text:span text:style-name="T85">Davčna št.: {{ naslovnik.davcna_st }}</text:span></text:p>
            <text:p text:style-name="P86"/>
          </table:table-cell>
        </table:table-row>
      </table:table>
      <text:p text:style-name="P87"/>
      <text:p text:style-name="P88"><text:tab/></text:p>
      <text:p text:style-name="P89"/>
      <text:p text:style-name="P90"/>
      <text:p text:style-name="P91"><text:tab/></text:p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Zadeva:</text:span></text:p>
          </table:table-cell>
        </table:table-row>
        <table:table-row table:style-name="TableRow98">
          <table:table-cell table:style-name="TableCell99">
            <text:p text:style-name="P100">{{ zadeva }}<text:s/></text:p>
            <text:p text:style-name="P101"/>
          </table:table-cell>
        </table:table-row>
      </table:table>
      <text:p text:style-name="P102"/>
      <text:p text:style-name="P103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Spoštovani,<text:tab/></text:p>
            <text:p text:style-name="P109"/>
          </table:table-cell>
        </table:table-row>
        <table:table-row table:style-name="TableRow110">
          <table:table-cell table:style-name="TableCell111">
            <text:p text:style-name="P112">{{ vsebina }}</text:p>
            <text:p text:style-name="P113"/>
            <text:p text:style-name="P114"/>
            <text:p text:style-name="P115">S spoštovanjem,</text:p>
          </table:table-cell>
        </table:table-row>
      </table:table>
      <text:p text:style-name="P116">{{ oseba_izdelal.ime }} {{ oseba_izdelal.priimek }}</text:p>
      <text:p text:style-name="P117"/>
      <text:p text:style-name="P118"><text:tab/></text:p>
      <text:p text:style-name="P119"><text:tab/></text:p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Priloge:</text:p>
            <text:p text:style-name="P125">{% for priloga in priloge.all %}- {{priloga.dokument.vrsta_dokumenta.naziv}} št.: {{priloga.dokument.oznaka}}</text:p>
            <text:p text:style-name="P126"><text:span text:style-name="T127">{% endfor %}</text:span>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O-Normal" style:display-name="LO-Normal" style:family="paragraph">
      <style:paragraph-properties style:text-autospace="none" style:vertical-align="baseline" fo:line-height="100%"/>
      <style:text-properties style:font-name="Calibri" style:font-name-asian="Times New Roman" style:font-name-complex="Calibr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 fo:font-weight="bold" style:font-weight-asian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Symbol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Symbol"/>
    </style:style>
    <style:style style:name="WW_CharLFO2LVL7" style:family="text">
      <style:text-properties style:font-name="Symbol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2479in" style:use-optimal-column-width="false"/>
    </style:style>
    <style:style style:name="TableColumn4" style:family="table-column">
      <style:table-column-properties style:column-width="3.1437in" style:use-optimal-column-width="false"/>
    </style:style>
    <style:style style:name="Table2" style:family="table">
      <style:table-properties style:width="6.3916in" fo:margin-left="-0.0986in" table:align="left"/>
    </style:style>
    <style:style style:name="TableRow5" style:family="table-row">
      <style:table-row-properties style:min-row-height="0.0138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7" style:parent-style-name="DefaultParagraphFont" style:family="text">
      <style:text-properties style:language-asian="sl" style:country-asian="SI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 style:min-row-height="0.0138in" style:use-optimal-row-height="false"/>
    </style:style>
    <style:style style:name="TableCell11" style:family="table-cell">
      <style:table-cell-properties fo:border-top="none" fo:border-left="none" fo:border-bottom="0.0069in solid #D9D9D9" fo:border-right="none" style:writing-mode="lr-tb" style:vertical-align="middle" fo:padding-top="0in" fo:padding-left="0.075in" fo:padding-bottom="0in" fo:padding-right="0.075in"/>
    </style:style>
    <style:style style:name="P12" style:parent-style-name="Header" style:family="paragraph">
      <style:text-properties style:font-name="Calibri Light"/>
    </style:style>
    <style:style style:name="P13" style:parent-style-name="Header" style:family="paragraph">
      <style:text-properties style:font-name="Calibri Light"/>
    </style:style>
    <style:style style:name="P14" style:parent-style-name="Header" style:family="paragraph">
      <style:text-properties style:font-name="Calibri Light"/>
    </style:style>
    <style:style style:name="P15" style:parent-style-name="Header" style:family="paragraph">
      <style:text-properties style:font-name="Calibri Light"/>
    </style:style>
    <style:style style:name="TableCell16" style:family="table-cell">
      <style:table-cell-properties fo:border-top="none" fo:border-left="none" fo:border-bottom="0.0069in solid #D9D9D9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Arial" style:font-name-complex="Arial" fo:font-weight="bold" style:font-weight-asian="bold" fo:color="#000000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20" style:parent-style-name="Normal" style:family="paragraph">
      <style:paragraph-properties fo:margin-bottom="0in" fo:line-height="100%"/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 fo:font-weight="bold" style:font-weight-asian="bold" fo:color="#595959" fo:font-size="2pt" style:font-size-asian="2pt" style:font-size-complex="2pt"/>
    </style:style>
    <style:style style:name="TableColumn23" style:family="table-column">
      <style:table-column-properties style:column-width="3.2479in" style:use-optimal-column-width="false"/>
    </style:style>
    <style:style style:name="TableColumn24" style:family="table-column">
      <style:table-column-properties style:column-width="3.1437in" style:use-optimal-column-width="false"/>
    </style:style>
    <style:style style:name="Table22" style:family="table">
      <style:table-properties style:width="6.3916in" fo:margin-left="-0.0986in" table:align="left"/>
    </style:style>
    <style:style style:name="TableRow25" style:family="table-row">
      <style:table-row-properties style:min-row-height="0.584in" style:use-optimal-row-height="false"/>
    </style:style>
    <style:style style:name="TableCell26" style:family="table-cell">
      <style:table-cell-properties fo:border-top="none" fo:border-left="none" fo:border-bottom="0.0138in solid #D9D9D9" fo:border-right="none" style:writing-mode="lr-tb" style:vertical-align="middle" fo:padding-top="0in" fo:padding-left="0.075in" fo:padding-bottom="0in" fo:padding-right="0.075in"/>
    </style:style>
    <style:style style:name="P27" style:parent-style-name="Header" style:family="paragraph">
      <style:text-properties fo:font-size="10pt" style:font-size-asian="10pt"/>
    </style:style>
    <style:style style:name="TableCell28" style:family="table-cell">
      <style:table-cell-properties fo:border-top="none" fo:border-left="none" fo:border-bottom="0.0138in solid #D9D9D9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Arial" style:font-name-complex="Arial" fo:font-weight="bold" style:font-weight-asian="bold" fo:color="#000000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olumn34" style:family="table-column">
      <style:table-column-properties style:column-width="0.525in"/>
    </style:style>
    <style:style style:name="TableColumn35" style:family="table-column">
      <style:table-column-properties style:column-width="3.7326in"/>
    </style:style>
    <style:style style:name="TableColumn36" style:family="table-column">
      <style:table-column-properties style:column-width="2.0423in"/>
    </style:style>
    <style:style style:name="Table33" style:family="table">
      <style:table-properties style:width="6.3in" fo:margin-left="0in" table:align="left"/>
    </style:style>
    <style:style style:name="TableRow37" style:family="table-row">
      <style:table-row-properties style:min-row-height="0.3868in"/>
    </style:style>
    <style:style style:name="TableCell38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T39" style:parent-style-name="DefaultParagraphFont" style:family="text">
      <style:text-properties style:language-asian="sl" style:country-asian="SI"/>
    </style:style>
    <style:style style:name="TableCell40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41" style:parent-style-name="Footer" style:family="paragraph">
      <style:text-properties style:font-name="Open Sans" style:font-name-complex="Open Sans" fo:font-weight="bold" style:font-weight-asian="bold" fo:color="#FFFFFF"/>
    </style:style>
    <style:style style:name="T42" style:parent-style-name="DefaultParagraphFont" style:family="text">
      <style:text-properties style:font-name="Open Sans" style:font-name-complex="Open Sans" fo:font-weight="bold" style:font-weight-asian="bold" fo:color="#FFFFFF"/>
    </style:style>
    <style:style style:name="TableCell43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44" style:parent-style-name="Footer" style:family="paragraph">
      <style:paragraph-properties fo:text-align="end"/>
    </style:style>
    <style:style style:name="T45" style:parent-style-name="DefaultParagraphFont" style:family="text">
      <style:text-properties style:font-name="Arial" style:font-name-complex="Arial" style:language-asian="sl" style:country-asian="SI"/>
    </style:style>
    <style:style style:name="T46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47" style:parent-style-name="DefaultParagraphFont" style:family="text">
      <style:text-properties style:font-name="Arial" style:font-name-complex="Arial" style:language-asian="sl" style:country-asian="SI"/>
    </style:style>
    <style:style style:name="T48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ableColumn50" style:family="table-column">
      <style:table-column-properties style:column-width="0.525in"/>
    </style:style>
    <style:style style:name="TableColumn51" style:family="table-column">
      <style:table-column-properties style:column-width="3.6875in"/>
    </style:style>
    <style:style style:name="TableColumn52" style:family="table-column">
      <style:table-column-properties style:column-width="2.0875in"/>
    </style:style>
    <style:style style:name="Table49" style:family="table">
      <style:table-properties style:width="6.3in" fo:margin-left="0in" table:align="left"/>
    </style:style>
    <style:style style:name="TableRow53" style:family="table-row">
      <style:table-row-properties style:min-row-height="0.3868in"/>
    </style:style>
    <style:style style:name="TableCell54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T55" style:parent-style-name="DefaultParagraphFont" style:family="text">
      <style:text-properties style:language-asian="sl" style:country-asian="SI"/>
    </style:style>
    <style:style style:name="TableCell56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57" style:parent-style-name="Footer" style:family="paragraph">
      <style:text-properties style:font-name="Arial" style:font-name-complex="Arial" fo:font-weight="bold" style:font-weight-asian="bold"/>
    </style:style>
    <style:style style:name="T58" style:parent-style-name="DefaultParagraphFont" style:family="text">
      <style:text-properties style:font-name="Arial" style:font-name-complex="Arial" fo:font-weight="bold" style:font-weight-asian="bold"/>
    </style:style>
    <style:style style:name="TableCell59" style:family="table-cell">
      <style:table-cell-properties fo:border-top="0.0138in solid #D9D9D9" fo:border-left="none" fo:border-bottom="none" fo:border-right="none" style:writing-mode="lr-tb" fo:padding-top="0in" fo:padding-left="0.075in" fo:padding-bottom="0in" fo:padding-right="0.075in"/>
    </style:style>
    <style:style style:name="P60" style:parent-style-name="Footer" style:family="paragraph">
      <style:paragraph-properties fo:text-align="end"/>
    </style:style>
    <style:style style:name="T61" style:parent-style-name="DefaultParagraphFont" style:family="text">
      <style:text-properties style:font-name="Arial" style:font-name-complex="Arial" style:language-asian="sl" style:country-asian="SI"/>
    </style:style>
    <style:style style:name="T62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name="T63" style:parent-style-name="DefaultParagraphFont" style:family="text">
      <style:text-properties style:font-name="Arial" style:font-name-complex="Arial" style:language-asian="sl" style:country-asian="SI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style:language-asian="sl" style:country-asian="SI"/>
    </style:style>
    <style:style style:family="graphic" style:name="a0" style:parent-style-name="Graphics">
      <style:graphic-properties fo:border="0.01042in none" fo:background-color="transparent" fo:clip="rect(0in, 0in, 0in, 0.0398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1063in, 0in, 0.14919in, 0in)" draw:luminance="0%" draw:contrast="0%" draw:image-opacity="100%" style:mirror="horizontal"/>
    </style:style>
    <style:style style:family="graphic" style:name="a2" style:parent-style-name="Graphics">
      <style:graphic-properties fo:border="0.01042in none" fo:background-color="transparent" fo:clip="rect(0.1063in, 0in, 0.14919in, 0in)" draw:luminance="0%" draw:contrast="0%" draw:image-opacity="100%" style:mirror="horizontal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Header"><text:span text:style-name="T7"><draw:frame draw:style-name="a0" draw:name="Image4" text:anchor-type="as-char" svg:x="0in" svg:y="0in" svg:width="1.6165in" svg:height="0.3693in" style:rel-width="scale" style:rel-height="scale"><draw:image xlink:href="media/image2.png" xlink:type="simple" xlink:show="embed" xlink:actuate="onLoad"/><svg:title/><svg:desc/></draw:frame></text:span>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>EDAFM, upravljanje stavb, d.o.o.</text:p>
              <text:p text:style-name="P13">Delpinova ulica 18B</text:p>
              <text:p text:style-name="P14">5000 Nova Gorica</text:p>
              <text:p text:style-name="P15">SI-97041823</text:p>
            </table:table-cell>
            <table:table-cell table:style-name="TableCell16">
              <text:p text:style-name="P17"><text:span text:style-name="T18">{{ vrsta_dokumenta }}</text:span></text:p>
              <text:p text:style-name="P19">{{<text:s/>oznaka }}</text:p>
              <text:p text:style-name="P20">Nova Gorica, {{<text:s/>objava<text:s/>}}</text:p>
            </table:table-cell>
          </table:table-row>
        </table:table>
        <text:p text:style-name="P21"/>
      </style:header>
      <style:header-left>
        <table:table table:style-name="Table22">
          <table:table-columns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/>
            </table:table-cell>
            <table:table-cell table:style-name="TableCell28">
              <text:p text:style-name="P29"><text:span text:style-name="T30">{{ vrsta_dokumenta }}</text:span></text:p>
              <text:p text:style-name="P31">{{ delovninalog.oznaka }}</text:p>
              <text:p text:style-name="P32">Nova Gorica, {{ datum }}</text:p>
            </table:table-cell>
          </table:table-row>
        </table:table>
        <text:p text:style-name="Header"/>
      </style:header-left>
      <style:footer>
        <table:table table:style-name="Table33">
          <table:table-columns>
            <table:table-column table:style-name="TableColumn34"/>
            <table:table-column table:style-name="TableColumn35"/>
            <table:table-column table:style-name="TableColumn36"/>
          </table:table-columns>
          <table:table-row table:style-name="TableRow37">
            <table:table-cell table:style-name="TableCell38">
              <text:p text:style-name="Footer"><text:span text:style-name="T39"><draw:frame draw:style-name="a1" draw:name="Image2" text:anchor-type="as-char" svg:x="0in" svg:y="0in" svg:width="0.3758in" svg:height="0.38687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40">
              <text:p text:style-name="P41">ISO 9001 certified</text:p>
              <text:p text:style-name="Footer"><text:span text:style-name="T42">BIM ready</text:span></text:p>
            </table:table-cell>
            <table:table-cell table:style-name="TableCell43">
              <text:p text:style-name="P44"><text:span text:style-name="T45">Stran št.<text:s/></text:span><text:span text:style-name="T46"><text:page-number text:fixed="false">1</text:page-number></text:span><text:span text:style-name="T47"><text:s/>od<text:s/></text:span><text:span text:style-name="T48"><text:page-count>1</text:page-count></text:span></text:p>
            </table:table-cell>
          </table:table-row>
        </table:table>
        <text:p text:style-name="Footer"/>
      </style:footer>
      <style:footer-left>
        <table:table table:style-name="Table49">
          <table:table-columns>
            <table:table-column table:style-name="TableColumn50"/>
            <table:table-column table:style-name="TableColumn51"/>
            <table:table-column table:style-name="TableColumn52"/>
          </table:table-columns>
          <table:table-row table:style-name="TableRow53">
            <table:table-cell table:style-name="TableCell54">
              <text:p text:style-name="Footer"><text:span text:style-name="T55"><draw:frame draw:style-name="a2" draw:name="Image2" text:anchor-type="as-char" svg:x="0in" svg:y="0in" svg:width="0.3758in" svg:height="0.38687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56">
              <text:p text:style-name="P57">ISO 9001 certified</text:p>
              <text:p text:style-name="Footer"><text:span text:style-name="T58">BIM ready</text:span></text:p>
            </table:table-cell>
            <table:table-cell table:style-name="TableCell59">
              <text:p text:style-name="P60"><text:span text:style-name="T61">Stran št.<text:s/></text:span><text:span text:style-name="T62"><text:page-number text:fixed="false">2</text:page-number></text:span><text:span text:style-name="T63"><text:s/>od<text:s/></text:span><text:span text:style-name="T64"><text:page-count>2</text:page-count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lovicv</meta:initial-creator>
    <dc:creator>VASJA PAVLOVIC</dc:creator>
    <meta:creation-date>2017-03-28T11:05:00Z</meta:creation-date>
    <dc:date>2017-03-28T11:05:00Z</dc:date>
    <meta:print-date>2017-03-28T11:02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58" meta:character-count="393" meta:row-count="2" meta:non-whitespace-character-count="336"/>
  </office:meta>
</office:document-meta>
</file>